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84ded" officeooo:paragraph-rsid="00084ded"/>
    </style:style>
    <style:style style:name="P2" style:family="paragraph" style:parent-style-name="Text_20_body">
      <style:paragraph-properties fo:line-height="200%" fo:text-align="center" style:justify-single-word="false"/>
      <style:text-properties style:font-name="Times New Roman" fo:font-size="14pt" fo:font-weight="bold" officeooo:rsid="000953d7" officeooo:paragraph-rsid="000953d7" style:font-size-asian="12.25pt" style:font-weight-asian="bold" style:font-size-complex="14pt" style:font-weight-complex="bold"/>
    </style:style>
    <style:style style:name="P3" style:family="paragraph" style:parent-style-name="Text_20_body">
      <style:paragraph-properties fo:line-height="200%" fo:text-align="center" style:justify-single-word="false"/>
      <style:text-properties style:font-name="Times New Roman" fo:font-size="12pt" fo:font-weight="bold" officeooo:rsid="000953d7" officeooo:paragraph-rsid="000953d7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line-height="200%" fo:text-align="start" style:justify-single-word="false"/>
      <style:text-properties style:font-name="Times New Roman" fo:font-size="12pt" fo:font-weight="bold" officeooo:rsid="000953d7" officeooo:paragraph-rsid="000953d7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OL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arison of Dictionary Data Structure Implementations</text:p>
      <text:p text:style-name="P3"><draw:frame draw:style-name="fr1" draw:name="Frame1" text:anchor-type="paragraph" svg:width="6.2992in" draw:z-index="0"><draw:text-box fo:min-height="3.5429in"><text:p text:style-name="Caption"><draw:frame draw:style-name="fr2" draw:name="Object1" text:anchor-type="paragraph" svg:width="6.2992in" style:rel-width="100%" svg:height="3.5429in" style:rel-height="scale" draw:z-index="1"><draw:object xlink:href="./Object 1" xlink:type="simple" xlink:show="embed" xlink:actuate="onLoad"/><draw:image xlink:href="./ObjectReplacements/Object 1" xlink:type="simple" xlink:show="embed" xlink:actuate="onLoad"/></draw:frame>Average search time for three Dictionary implementations</text:p></draw:text-box></draw:frame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84ded" officeooo:paragraph-rsid="00084de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linton Liddick</text:p>
        <text:p text:style-name="MP1">06/12/2014</text:p>
        <text:p text:style-name="MP1">CS1501 – Assignment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4:54:49.251700000</meta:creation-date>
    <dc:date>2014-06-11T15:01:15.305613000</dc:date>
    <meta:editing-duration>PT5M50S</meta:editing-duration>
    <meta:editing-cycles>4</meta:editing-cycles>
    <meta:generator>LibreOffice/4.2.1.1$MacOSX_x86 LibreOffice_project/d7dbbd7842e6a58b0f521599204e827654e1fb8b</meta:generator>
    <meta:document-statistic meta:table-count="0" meta:image-count="0" meta:object-count="1" meta:page-count="1" meta:paragraph-count="5" meta:word-count="19" meta:character-count="157" meta:non-whitespace-character-count="1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0.0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143cm" svg:y="3.708cm" style:legend-expansion="high" chart:style-name="ch2"/>
        <chart:plot-area chart:style-name="ch3" chart:data-source-has-labels="both" svg:x="1.652cm" svg:y="0.851cm" svg:width="10.853cm" svg:height="7.012cm">
          <chartooo:coordinate-region svg:x="2.596cm" svg:y="1.049cm" svg:width="9.909cm" svg:height="6.172cm"/>
          <chart:axis chart:dimension="x" chart:name="primary-x" chart:style-name="ch4" chartooo:axis-type="auto">
            <chartooo:date-scale/>
            <chart:title svg:x="5.959cm" svg:y="8.042cm" chart:style-name="ch5">
              <text:p>Dictionary Size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95cm" chart:style-name="ch7">
              <text:p>Search Time
(seconds in log scale)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Dict Avg</text:p>
              </table:table-cell>
              <table:table-cell office:value-type="string">
                <text:p>SortDict Avg</text:p>
              </table:table-cell>
              <table:table-cell office:value-type="string">
                <text:p>HashDict Avg</text:p>
              </table:table-cell>
            </table:table-row>
          </table:table-header-rows>
          <table:table-rows>
            <table:table-row>
              <table:table-cell office:value-type="float" office:value="25143">
                <text:p>25140</text:p>
              </table:table-cell>
              <table:table-cell office:value-type="float" office:value="0.00010552185">
                <text:p>0.00010552185</text:p>
              </table:table-cell>
              <table:table-cell office:value-type="float" office:value="0.000001146031">
                <text:p>0.000001146031</text:p>
              </table:table-cell>
              <table:table-cell office:value-type="float" office:value="0.0000011485805">
                <text:p>0.0000011485805</text:p>
              </table:table-cell>
            </table:table-row>
            <table:table-row>
              <table:table-cell office:value-type="float" office:value="57046">
                <text:p>57050</text:p>
              </table:table-cell>
              <table:table-cell office:value-type="float" office:value="0.000326076">
                <text:p>0.000326076</text:p>
              </table:table-cell>
              <table:table-cell office:value-type="float" office:value="0.000001244376">
                <text:p>0.000001244376</text:p>
              </table:table-cell>
              <table:table-cell office:value-type="float" office:value="0.00000090412">
                <text:p>0.00000090412</text:p>
              </table:table-cell>
            </table:table-row>
            <table:table-row>
              <table:table-cell office:value-type="float" office:value="127031">
                <text:p>127030</text:p>
              </table:table-cell>
              <table:table-cell office:value-type="float" office:value="0.00174415">
                <text:p>0.00174415</text:p>
              </table:table-cell>
              <table:table-cell office:value-type="float" office:value="0.0000013261135">
                <text:p>0.0000013261135</text:p>
              </table:table-cell>
              <table:table-cell office:value-type="float" office:value="0.0000012594545">
                <text:p>0.000001259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MacOSX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